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c5b3b" officeooo:paragraph-rsid="001c5b3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Azione_20_attore">
      <style:text-properties officeooo:rsid="000db710" officeooo:paragraph-rsid="001dfe22"/>
    </style:style>
    <style:style style:name="P12" style:family="paragraph" style:parent-style-name="Azione_20_attore" style:list-style-name="Numerazione_20_UC">
      <style:text-properties officeooo:rsid="000db710" officeooo:paragraph-rsid="001e4218"/>
    </style:style>
    <style:style style:name="P13" style:family="paragraph" style:parent-style-name="Azione_20_attore">
      <style:text-properties officeooo:rsid="001c5b3b" officeooo:paragraph-rsid="001dfe22"/>
    </style:style>
    <style:style style:name="P14" style:family="paragraph" style:parent-style-name="Azione_20_sistema">
      <style:text-properties officeooo:rsid="001c5b3b" officeooo:paragraph-rsid="001dfe22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5b3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PsicoPedagogo aggiunge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7">Psicopedagogo, l'utente è nella finestra di inserimento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40615098" text:style-name="Numerazione_20_UC">
              <text:list-header>
                <text:p text:style-name="P11"><text:span text:style-name="T7"/></text:p>
              </text:list-header>
              <text:list-item text:start-value="1">
                <text:p text:style-name="P12"><text:span text:style-name="T2">L'utente </text:span><text:span text:style-name="T7"><text:s/>inserisce titolo , descrizione e categoria dell'attività</text:span></text:p>
              </text:list-item>
              <text:list-item>
                <text:p text:style-name="P13">L'utente seleziona la funzionalità di aggiungi attività</text:p>
              </text:list-item>
              <text:list-item>
                <text:p text:style-name="P14"><text:s/>Il sistema memorizza la nuova attività</text:p>
              </text:list-item>
              <text:list-item>
                <text:p text:style-name="P14">Il sistema genera un nuovo form per l'inserimento di una nuova attività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3">mostra </text:span><text:span text:style-name="T7">all'utente un messaggio di successo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628453" text:style-name="L1">
              <text:list-item>
                <text:p text:style-name="P10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aggiunta dell'attività deve richidere un tempo di memorizzazione minore di 2 secondi</text:p>
          </table:table-cell>
        </table:table-row>
      </table:table>
      <text:p text:style-name="P9"/>
      <text:p text:style-name="P6"><text:span text:style-name="T5">UC_H_</text:span><text:span text:style-name="T7">60</text:span><text:span text:style-name="T5">_</text:span><text:span text:style-name="T7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3</meta:editing-cycles>
    <meta:generator>LibreOffice/3.6$Windows_x86 LibreOffice_project/da8c1e6-fd468f4-454e206-f42a4a9-143cfd</meta:generator>
    <dc:date>2012-11-07T20:48:26.85</dc:date>
    <meta:document-statistic meta:table-count="1" meta:image-count="0" meta:object-count="0" meta:page-count="1" meta:paragraph-count="20" meta:word-count="128" meta:character-count="930" meta:non-whitespace-character-count="825"/>
  </office:meta>
</office:document-meta>
</file>